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68H52M12.341051001S" calcext:value-type="time">
            <text:p>1768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4H00M03.943S" calcext:value-type="time">
            <text:p>04:00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11H50M34.235S" calcext:value-type="time">
            <text:p>11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08:00:22.2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4T14:04:50.146000000</dc:date>
    <meta:editing-duration>P79DT8H26M32S</meta:editing-duration>
    <meta:editing-cycles>2092</meta:editing-cycles>
    <meta:generator>LibreOffice/7.2.6.2$Windows_X86_64 LibreOffice_project/b0ec3a565991f7569a5a7f5d24fed7f52653d754</meta:generator>
    <dc:creator>Benjamin Laws</dc:creator>
    <meta:document-statistic meta:table-count="2" meta:cell-count="2574" meta:object-count="0"/>
  </office:meta>
</office:document-meta>
</file>